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Relatório de eletrônica 1</text:p>
      <text:p text:style-name="Subtitle">Laboratório 1</text:p>
      <text:p text:style-name="Author">Sergio Pedro R Oliveira</text:p>
      <text:p text:style-name="Date">13 setembr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bibliografia"/>2 BIBLIOGRAFIA<text:bookmark-end text:name="bibliografi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elatório de eletrônica 1</dc:title>
    <dc:description/>
    <dc:subject/>
    <meta:keyword/>
    <meta:initial-creator>Sergio Pedro R Oliveira</meta:initial-creator>
    <dc:creator>Sergio Pedro R Oliveira</dc:creator>
    <meta:creation-date>2023-09-13T17:48:42Z</meta:creation-date>
    <dc:date>2023-09-13T17:48:42Z</dc:date>
    <meta:user-defined meta:name="bibliography" meta:value-type="string">bibliografia_eletronica1.bib</meta:user-defined>
    <meta:user-defined meta:name="csl" meta:value-type="string">abnt.csl</meta:user-defined>
    <meta:user-defined meta:name="date" meta:value-type="string">13 setembro 2023</meta:user-defined>
    <meta:user-defined meta:name="output" meta:value-type="string"/>
    <meta:user-defined meta:name="subtitle" meta:value-type="string">Laboratório 1</meta:user-defined>
  </office:meta>
</office:document-meta>
</file>